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1cm"/>
    </style:style>
    <style:style style:name="Table1.C" style:family="table-column">
      <style:table-column-properties style:column-width="3.0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officeooo:rsid="00224c8e" officeooo:paragraph-rsid="0028f39a"/>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italic" officeooo:rsid="002fcf83" officeooo:paragraph-rsid="002fcf83" style:font-style-asian="italic" style:font-style-complex="italic"/>
    </style:style>
    <style:style style:name="P11" style:family="paragraph" style:parent-style-name="Standard">
      <style:text-properties fo:font-style="italic" officeooo:rsid="0031fff8" officeooo:paragraph-rsid="0031fff8" style:font-style-asian="italic" style:font-style-complex="italic"/>
    </style:style>
    <style:style style:name="P12" style:family="paragraph" style:parent-style-name="Standard">
      <style:text-properties fo:font-style="italic" officeooo:rsid="0039dd69" officeooo:paragraph-rsid="0039dd69" style:font-style-asian="italic" style:font-style-complex="italic"/>
    </style:style>
    <style:style style:name="P13" style:family="paragraph" style:parent-style-name="Standard">
      <style:text-properties fo:font-style="normal" officeooo:rsid="00224c8e" officeooo:paragraph-rsid="00224c8e" style:font-style-asian="normal" style:font-style-complex="normal"/>
    </style:style>
    <style:style style:name="P14" style:family="paragraph" style:parent-style-name="Standard">
      <style:text-properties fo:font-style="normal" officeooo:rsid="00278b9c" officeooo:paragraph-rsid="0030df01" style:font-style-asian="normal" style:font-style-complex="normal"/>
    </style:style>
    <style:style style:name="P15" style:family="paragraph" style:parent-style-name="Standard">
      <style:text-properties fo:font-style="normal" officeooo:rsid="0031fff8" officeooo:paragraph-rsid="0031fff8" style:font-style-asian="normal" style:font-style-complex="normal"/>
    </style:style>
    <style:style style:name="P16" style:family="paragraph" style:parent-style-name="Standard">
      <style:text-properties fo:font-style="normal" officeooo:rsid="002d0674" officeooo:paragraph-rsid="0030df01" style:font-style-asian="normal" style:font-style-complex="normal"/>
    </style:style>
    <style:style style:name="P17" style:family="paragraph" style:parent-style-name="Standard">
      <style:text-properties fo:font-style="normal" officeooo:rsid="002fcf83" officeooo:paragraph-rsid="002fcf83" style:font-style-asian="normal" style:font-style-complex="normal"/>
    </style:style>
    <style:style style:name="P18" style:family="paragraph" style:parent-style-name="Standard">
      <style:text-properties fo:font-style="normal" officeooo:rsid="002fcf83" officeooo:paragraph-rsid="00449a65" style:font-style-asian="normal" style:font-style-complex="normal"/>
    </style:style>
    <style:style style:name="P19" style:family="paragraph" style:parent-style-name="Standard">
      <style:text-properties fo:font-style="normal" officeooo:rsid="003bdb90" officeooo:paragraph-rsid="003bdb90" style:font-style-asian="normal" style:font-style-complex="normal"/>
    </style:style>
    <style:style style:name="P20" style:family="paragraph" style:parent-style-name="Standard">
      <style:text-properties fo:font-style="normal" officeooo:rsid="003dfded" officeooo:paragraph-rsid="003dfded" style:font-style-asian="normal" style:font-style-complex="normal"/>
    </style:style>
    <style:style style:name="P21" style:family="paragraph" style:parent-style-name="Standard">
      <style:text-properties fo:font-style="normal" officeooo:rsid="00414134" officeooo:paragraph-rsid="00414134" style:font-style-asian="normal" style:font-style-complex="normal"/>
    </style:style>
    <style:style style:name="P22"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3"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4"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5"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6"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27" style:family="paragraph" style:parent-style-name="Standard">
      <style:text-properties officeooo:rsid="002434bb" officeooo:paragraph-rsid="0028f39a"/>
    </style:style>
    <style:style style:name="P28" style:family="paragraph" style:parent-style-name="Standard">
      <style:text-properties fo:font-weight="bold" officeooo:rsid="00224c8e" officeooo:paragraph-rsid="00224c8e" style:font-weight-asian="bold" style:font-weight-complex="bold"/>
    </style:style>
    <style:style style:name="P29" style:family="paragraph" style:parent-style-name="Standard">
      <style:text-properties fo:font-weight="bold" officeooo:rsid="001d8eaa" officeooo:paragraph-rsid="001d8eaa" style:font-weight-asian="bold" style:font-weight-complex="bold"/>
    </style:style>
    <style:style style:name="P30" style:family="paragraph" style:parent-style-name="Standard">
      <style:text-properties fo:font-weight="bold" officeooo:rsid="00464d0a" officeooo:paragraph-rsid="00464d0a" style:font-weight-asian="bold" style:font-weight-complex="bold"/>
    </style:style>
    <style:style style:name="P31" style:family="paragraph" style:parent-style-name="Table_20_Contents">
      <style:text-properties officeooo:rsid="0031fff8" officeooo:paragraph-rsid="0031fff8"/>
    </style:style>
    <style:style style:name="P32" style:family="paragraph" style:parent-style-name="Table_20_Contents">
      <style:paragraph-properties fo:text-align="end" style:justify-single-word="false"/>
      <style:text-properties officeooo:rsid="0031fff8" officeooo:paragraph-rsid="0031fff8"/>
    </style:style>
    <style:style style:name="P33" style:family="paragraph" style:parent-style-name="Standard" style:list-style-name="L1">
      <style:text-properties officeooo:rsid="00224c8e" officeooo:paragraph-rsid="00224c8e"/>
    </style:style>
    <style:style style:name="P34" style:family="paragraph" style:parent-style-name="Standard" style:list-style-name="L2">
      <style:text-properties officeooo:rsid="00224c8e" officeooo:paragraph-rsid="00224c8e"/>
    </style:style>
    <style:style style:name="P35" style:family="paragraph" style:parent-style-name="Standard" style:list-style-name="L3">
      <style:text-properties officeooo:rsid="00224c8e" officeooo:paragraph-rsid="00224c8e"/>
    </style:style>
    <style:style style:name="P36" style:family="paragraph" style:parent-style-name="Standard">
      <style:text-properties fo:font-style="normal" officeooo:rsid="002fcf83" officeooo:paragraph-rsid="00449a65" style:font-style-asian="normal" style:font-style-complex="normal"/>
    </style:style>
    <style:style style:name="P37" style:family="paragraph" style:parent-style-name="Standard">
      <style:text-properties fo:font-style="normal" officeooo:rsid="002fcf83" officeooo:paragraph-rsid="0059621d" style:font-style-asian="normal" style:font-style-complex="normal"/>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fo:font-style="italic" officeooo:rsid="00369521" style:font-style-asian="italic" style:font-style-complex="italic"/>
    </style:style>
    <style:style style:name="T9" style:family="text">
      <style:text-properties fo:font-style="italic" officeooo:rsid="0037ac99" style:font-style-asian="italic" style:font-style-complex="italic"/>
    </style:style>
    <style:style style:name="T10" style:family="text">
      <style:text-properties fo:font-style="italic" officeooo:rsid="0038c5f7" style:font-style-asian="italic" style:font-style-complex="italic"/>
    </style:style>
    <style:style style:name="T11" style:family="text">
      <style:text-properties fo:font-style="italic" officeooo:rsid="0039dd69" style:font-style-asian="italic" style:font-style-complex="italic"/>
    </style:style>
    <style:style style:name="T12" style:family="text">
      <style:text-properties fo:font-style="italic" officeooo:rsid="0059e3b7" style:font-style-asian="italic" style:font-style-complex="italic"/>
    </style:style>
    <style:style style:name="T13" style:family="text">
      <style:text-properties officeooo:rsid="0026f09a"/>
    </style:style>
    <style:style style:name="T14" style:family="text">
      <style:text-properties officeooo:rsid="002c1371"/>
    </style:style>
    <style:style style:name="T15" style:family="text">
      <style:text-properties officeooo:rsid="002d0674"/>
    </style:style>
    <style:style style:name="T16" style:family="text">
      <style:text-properties officeooo:rsid="0031fff8"/>
    </style:style>
    <style:style style:name="T17" style:family="text">
      <style:text-properties officeooo:rsid="0034cc73"/>
    </style:style>
    <style:style style:name="T18" style:family="text">
      <style:text-properties officeooo:rsid="00369521"/>
    </style:style>
    <style:style style:name="T19" style:family="text">
      <style:text-properties style:text-position="sub 58%"/>
    </style:style>
    <style:style style:name="T20" style:family="text">
      <style:text-properties style:text-position="sub 58%" officeooo:rsid="00369521"/>
    </style:style>
    <style:style style:name="T21" style:family="text">
      <style:text-properties style:text-position="sub 58%" officeooo:rsid="0037ac99"/>
    </style:style>
    <style:style style:name="T22" style:family="text">
      <style:text-properties style:text-position="sub 58%" officeooo:rsid="0039dd69"/>
    </style:style>
    <style:style style:name="T23" style:family="text">
      <style:text-properties style:text-position="sub 58%" officeooo:rsid="003d97e7"/>
    </style:style>
    <style:style style:name="T24" style:family="text">
      <style:text-properties style:text-position="sub 58%" officeooo:rsid="003da2c8"/>
    </style:style>
    <style:style style:name="T25" style:family="text">
      <style:text-properties style:text-position="sub 58%" officeooo:rsid="00425f44"/>
    </style:style>
    <style:style style:name="T26" style:family="text">
      <style:text-properties style:text-position="0% 100%"/>
    </style:style>
    <style:style style:name="T27" style:family="text">
      <style:text-properties style:text-position="0% 100%" officeooo:rsid="00369521"/>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369521" style:font-style-asian="italic" style:font-style-complex="italic"/>
    </style:style>
    <style:style style:name="T30" style:family="text">
      <style:text-properties style:text-position="0% 100%" fo:font-style="italic" officeooo:rsid="0037ac99" style:font-style-asian="italic" style:font-style-complex="italic"/>
    </style:style>
    <style:style style:name="T31" style:family="text">
      <style:text-properties style:text-position="0% 100%" fo:font-style="italic" officeooo:rsid="0039dd69" style:font-style-asian="italic" style:font-style-complex="italic"/>
    </style:style>
    <style:style style:name="T32" style:family="text">
      <style:text-properties style:text-position="0% 100%" fo:font-style="italic" officeooo:rsid="003d97e7" style:font-style-asian="italic" style:font-style-complex="italic"/>
    </style:style>
    <style:style style:name="T33" style:family="text">
      <style:text-properties style:text-position="0% 100%" fo:font-style="italic" officeooo:rsid="003da2c8" style:font-style-asian="italic" style:font-style-complex="italic"/>
    </style:style>
    <style:style style:name="T34" style:family="text">
      <style:text-properties style:text-position="0% 100%" fo:font-style="italic" officeooo:rsid="003f777d" style:font-style-asian="italic" style:font-style-complex="italic"/>
    </style:style>
    <style:style style:name="T35" style:family="text">
      <style:text-properties style:text-position="0% 100%" fo:font-style="italic" officeooo:rsid="00425f44" style:font-style-asian="italic" style:font-style-complex="italic"/>
    </style:style>
    <style:style style:name="T36" style:family="text">
      <style:text-properties style:text-position="0% 100%" officeooo:rsid="0037ac99"/>
    </style:style>
    <style:style style:name="T37" style:family="text">
      <style:text-properties style:text-position="0% 100%" officeooo:rsid="0039dd69"/>
    </style:style>
    <style:style style:name="T38" style:family="text">
      <style:text-properties style:text-position="0% 100%" officeooo:rsid="003d97e7"/>
    </style:style>
    <style:style style:name="T39" style:family="text">
      <style:text-properties style:text-position="0% 100%" officeooo:rsid="003da2c8"/>
    </style:style>
    <style:style style:name="T40" style:family="text">
      <style:text-properties style:text-position="0% 100%" officeooo:rsid="003f777d"/>
    </style:style>
    <style:style style:name="T41" style:family="text">
      <style:text-properties style:text-position="0% 100%" officeooo:rsid="00425f44"/>
    </style:style>
    <style:style style:name="T42" style:family="text">
      <style:text-properties style:text-position="0% 100%" officeooo:rsid="004434e5"/>
    </style:style>
    <style:style style:name="T43" style:family="text">
      <style:text-properties style:text-position="0% 100%" officeooo:rsid="0047d46a"/>
    </style:style>
    <style:style style:name="T44" style:family="text">
      <style:text-properties style:text-position="0% 100%" officeooo:rsid="004856ce"/>
    </style:style>
    <style:style style:name="T45" style:family="text">
      <style:text-properties style:text-position="0% 100%" officeooo:rsid="0049f361"/>
    </style:style>
    <style:style style:name="T46" style:family="text">
      <style:text-properties style:text-position="0% 100%" officeooo:rsid="004a0244"/>
    </style:style>
    <style:style style:name="T47" style:family="text">
      <style:text-properties style:text-position="0% 100%" officeooo:rsid="004b19ac"/>
    </style:style>
    <style:style style:name="T48" style:family="text">
      <style:text-properties style:text-position="0% 100%" officeooo:rsid="004b4b01"/>
    </style:style>
    <style:style style:name="T49" style:family="text">
      <style:text-properties style:text-position="0% 100%" officeooo:rsid="004baa34"/>
    </style:style>
    <style:style style:name="T50" style:family="text">
      <style:text-properties style:text-position="0% 100%" officeooo:rsid="004cd1da"/>
    </style:style>
    <style:style style:name="T51" style:family="text">
      <style:text-properties style:text-position="0% 100%" officeooo:rsid="004e66a2"/>
    </style:style>
    <style:style style:name="T52" style:family="text">
      <style:text-properties style:text-position="0% 100%" officeooo:rsid="004e7303"/>
    </style:style>
    <style:style style:name="T53" style:family="text">
      <style:text-properties style:text-position="0% 100%" officeooo:rsid="004ee968"/>
    </style:style>
    <style:style style:name="T54" style:family="text">
      <style:text-properties style:text-position="0% 100%" officeooo:rsid="00519c24"/>
    </style:style>
    <style:style style:name="T55" style:family="text">
      <style:text-properties style:text-position="0% 100%" officeooo:rsid="0053891f"/>
    </style:style>
    <style:style style:name="T56" style:family="text">
      <style:text-properties style:text-position="0% 100%" officeooo:rsid="0053b5ce"/>
    </style:style>
    <style:style style:name="T57" style:family="text">
      <style:text-properties style:text-position="0% 100%" officeooo:rsid="005571b9"/>
    </style:style>
    <style:style style:name="T58" style:family="text">
      <style:text-properties style:text-position="0% 100%" officeooo:rsid="0055b2c7"/>
    </style:style>
    <style:style style:name="T59" style:family="text">
      <style:text-properties style:text-position="0% 100%" officeooo:rsid="0055d19c"/>
    </style:style>
    <style:style style:name="T60" style:family="text">
      <style:text-properties style:text-position="super 58%"/>
    </style:style>
    <style:style style:name="T61" style:family="text">
      <style:text-properties style:text-position="super 58%" officeooo:rsid="00369521"/>
    </style:style>
    <style:style style:name="T62" style:family="text">
      <style:text-properties officeooo:rsid="0037ac99"/>
    </style:style>
    <style:style style:name="T63" style:family="text">
      <style:text-properties officeooo:rsid="0038c5f7"/>
    </style:style>
    <style:style style:name="T64" style:family="text">
      <style:text-properties officeooo:rsid="0039dd69"/>
    </style:style>
    <style:style style:name="T65" style:family="text">
      <style:text-properties officeooo:rsid="003d9662"/>
    </style:style>
    <style:style style:name="T66" style:family="text">
      <style:text-properties officeooo:rsid="003d97e7"/>
    </style:style>
    <style:style style:name="T67" style:family="text">
      <style:text-properties officeooo:rsid="0059e3b7"/>
    </style:style>
    <style:style style:name="T6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30">Abstract</text:p>
      <text:p text:style-name="P29"/>
      <text:p text:style-name="P29">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text:soft-page-break/></text:p>
      <text:p text:style-name="P3">Whilst methodological differences are one potential reason for the variability in empirical microbial 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6093682189182930583" text:style-name="L1">
        <text:list-item>
          <text:p text:style-name="P33">Studies based on metagenetic sequencing find stronger distance-decay relationships than those based on community fingerprinting.</text:p>
        </text:list-item>
        <text:list-item>
          <text:p text:style-name="P33">More intense sequencing depth approaches will result in stronger distance-decay relationships.</text:p>
        </text:list-item>
        <text:list-item>
          <text:p text:style-name="P33">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6854506586539717453" text:style-name="L2">
        <text:list-item>
          <text:p text:style-name="P34">The distance-decay relationship will vary between different study taxa.</text:p>
        </text:list-item>
      </text:list>
      <text:list xml:id="list5318367362881720969" text:style-name="L3">
        <text:list-item>
          <text:p text:style-name="P35">That some study systems will be more prone to distance-decay relationships.</text:p>
        </text:list-item>
        <text:list-item>
          <text:p text:style-name="P35">That studies covering larger spatial scales will result in stronger distance-decay relationships.</text:p>
        </text:list-item>
      </text:list>
      <text:p text:style-name="P6"/>
      <text:p text:style-name="P28">Methods</text:p>
      <text:p text:style-name="P8">Meta-Analysis</text:p>
      <text:p text:style-name="P7">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7"/>
      <text:p text:style-name="P27">We also acknowledge that whilst our search terms may not have resulted in an exhaustive sampling of the studies to test this relationship in microbes, our approach offers a systematic and unbiased approach to gathering data.</text:p>
      <text:p text:style-name="P6"/>
      <text:p text:style-name="P6">­<text:span text:style-name="T6">Data </text:span><text:span text:style-name="T7">Acquisition</text:span></text:p>
      <text:p text:style-name="P13"><text:soft-page-break/>From each study, we attempted to extract the following information which <text:span text:style-name="T13">we used as</text:span> the predictors <text:span text:style-name="T13">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3"/>
      <text:p text:style-name="P9">Statistical Analyses</text:p>
      <text:p text:style-name="P11">To be added</text:p>
      <text:p text:style-name="P9"/>
      <text:p text:style-name="P23">Results</text:p>
      <text:p text:style-name="P14">Our initial Web of Science searches resulted in a total of <text:span text:style-name="T14">2,250</text:span> search hits <text:span text:style-name="T16">(Table X)</text:span>. <text:span text:style-name="T14">After removing duplicate hits (i.e. studies that appeared in multiple searches), this number reduced to 2,031 hits.</text:span> Manual screening of <text:span text:style-name="T14">the</text:span> abstracts yielded <text:span text:style-name="T15">547 studies which were deemed to be potentially suitable for use in this analysis. Following data extraction (see Methods description), data were successfully obtained from 108 studies, resulting in 287 data points. Reported Mantel correlation coefficients ranged from</text:span><office:annotation office:name="__Fieldmark__702_1854655610"><dc:creator>Unknown Author</dc:creator><dc:date>2017-07-30T16:30:34</dc:date><text:p>Decide on suitable precision</text:p></office:annotation><text:span text:style-name="T15"> -0.24 to 0.95, </text:span><office:annotation-end office:name="__Fieldmark__702_1854655610"/><text:span text:style-name="T15">with a mean of 0.27 (std. Error = 0.014).</text:span></text:p>
      <text:p text:style-name="P14"/>
      <text:p text:style-name="P15">Table X. Details of the five Web of Science search parameters,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32">Search </text:p>
          </table:table-cell>
          <table:table-cell table:style-name="Table1.A1" office:value-type="string">
            <text:p text:style-name="P31">Search terms</text:p>
          </table:table-cell>
          <table:table-cell table:style-name="Table1.C1" office:value-type="string">
            <text:p text:style-name="P32">Number of hits</text:p>
          </table:table-cell>
        </table:table-row>
        <table:table-row>
          <table:table-cell table:style-name="Table1.A2" office:value-type="string">
            <text:p text:style-name="P32">1</text:p>
          </table:table-cell>
          <table:table-cell table:style-name="Table1.A2" office:value-type="string">
            <text:p text:style-name="P31">TS = (biogeograph*) AND TS = (bacteria* OR archaea* OR microb* OR microorganism*)</text:p>
          </table:table-cell>
          <table:table-cell table:style-name="Table1.C2" office:value-type="string">
            <text:p text:style-name="P32">1,872</text:p>
          </table:table-cell>
        </table:table-row>
        <table:table-row>
          <table:table-cell table:style-name="Table1.A2" office:value-type="string">
            <text:p text:style-name="P32">2</text:p>
          </table:table-cell>
          <table:table-cell table:style-name="Table1.A2" office:value-type="string">
            <text:p text:style-name="P31">TS = (macroecolog*) AND TS = (bacteria* OR archaea* OR microb* OR microorganism*)</text:p>
          </table:table-cell>
          <table:table-cell table:style-name="Table1.C2" office:value-type="string">
            <text:p text:style-name="P32">85</text:p>
          </table:table-cell>
        </table:table-row>
        <table:table-row>
          <table:table-cell table:style-name="Table1.A2" office:value-type="string">
            <text:p text:style-name="P32">3</text:p>
          </table:table-cell>
          <table:table-cell table:style-name="Table1.A2" office:value-type="string">
            <text:p text:style-name="P31">TS = ("everything is everywhere") AND TS = (bacteria* OR archaea* OR microb* OR microorganism*)</text:p>
          </table:table-cell>
          <table:table-cell table:style-name="Table1.C2" office:value-type="string">
            <text:p text:style-name="P32">53</text:p>
          </table:table-cell>
        </table:table-row>
        <table:table-row>
          <table:table-cell table:style-name="Table1.A2" office:value-type="string">
            <text:p text:style-name="P32">4</text:p>
          </table:table-cell>
          <table:table-cell table:style-name="Table1.A2" office:value-type="string">
            <text:p text:style-name="P31">TS = ("geographic distance") AND TS = (bacteria* OR archaea* OR microb* OR microorganism*)</text:p>
          </table:table-cell>
          <table:table-cell table:style-name="Table1.C2" office:value-type="string">
            <text:p text:style-name="P32">133</text:p>
          </table:table-cell>
        </table:table-row>
        <table:table-row>
          <table:table-cell table:style-name="Table1.A2" office:value-type="string">
            <text:p text:style-name="P32">5</text:p>
          </table:table-cell>
          <table:table-cell table:style-name="Table1.A2" office:value-type="string">
            <text:p text:style-name="P31">TS = ("distance decay") AND TS = (bacteria* OR archaea* OR microb* OR microorganism*)</text:p>
          </table:table-cell>
          <table:table-cell table:style-name="Table1.C2" office:value-type="string">
            <text:p text:style-name="P32">107</text:p>
          </table:table-cell>
        </table:table-row>
      </table:table>
      <text:p text:style-name="P15"/>
      <text:p text:style-name="P16"><text:s/></text:p>
      <text:p text:style-name="P10">Influence of methodological factors on D-D relationship</text:p>
      <text:p text:style-name="P18">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7">In contrast to our prediction, higher resolution community quantification methods (HTS) did not result in significantly higher Mantel coefficients when compared to fingerprinting methods, or other low resolution methods (F</text:span><text:span text:style-name="T20">2, 284</text:span><text:span text:style-name="T27"> = 0.187, </text:span><text:span text:style-name="T29">P</text:span><text:span text:style-name="T27"> = 0.829)</text:span><text:span text:style-name="T17">. However, when we examined only statistically significant (alpha = 0.05) Mantel coefficients, studies that used HTS had higher Mantel coefficients, approaching statistical significance (F</text:span><text:span text:style-name="T20">2, 175</text:span><text:span text:style-name="T27"> = 2.731, </text:span><text:span text:style-name="T29">P</text:span><text:span text:style-name="T27"> = 0.068)</text:span><text:span text:style-name="T17">.</text:span></text:p>
      <text:p text:style-name="P18"/>
      <text:p text:style-name="P37"><text:span text:style-name="T17">Sequencing depth was also significantly and positively related to the Mantel coefficient, albeit with a small effect size (slope = 0.02, </text:span><text:span text:style-name="T8">P </text:span><text:span text:style-name="T18">&lt; 0.05, adj-R</text:span><text:span text:style-name="T61">2</text:span><text:span text:style-name="T27"> = </text:span><text:span text:style-name="T36">0.02</text:span><text:span text:style-name="T18">). Significant Mantel coefficients were not </text:span><text:soft-page-break/><text:span text:style-name="T18">related to sequencing depth (slope = 0.01, </text:span><text:span text:style-name="T9">P</text:span><text:span text:style-name="T62"> = 0.282). Sampling effort was not correlated to sequencing depth (Pearson’s R = 0.033, </text:span><text:span text:style-name="T12">P</text:span><text:span text:style-name="T67"> = 0.64), and was also unrelated to Mantel test statistics (slope = -0.02, </text:span><text:span text:style-name="T12">P</text:span><text:span text:style-name="T67"> = 0.101).</text:span></text:p>
      <text:p text:style-name="P37"/>
      <text:p text:style-name="P37"><text:span text:style-name="T62">In line with our expectation, signficant differences were also detected between dissimilarity indexes (F</text:span><text:span text:style-name="T21">14, 271</text:span><text:span text:style-name="T36"> = 4.959, </text:span><text:span text:style-name="T30">P</text:span><text:span text:style-name="T36"> &lt; 0.001)</text:span><text:span text:style-name="T62">.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10">P</text:span><text:span text:style-name="T63"> &lt; 0.01 in each case), and Sørensen based coefficients were higher than Euclidean, Raup-Crick, and Unifrac indices (</text:span><text:span text:style-name="T10">P</text:span><text:span text:style-name="T63"> &lt; 0.01 in all cases). Furthermore, Mantel coefficients were significantly different between index types (abundance, binary, phylogenetic; F</text:span><text:span text:style-name="T22">2, 284</text:span><text:span text:style-name="T37"> = 5.413, </text:span><text:span text:style-name="T31">P</text:span><text:span text:style-name="T37"> &lt; 0.01</text:span><text:span text:style-name="T63">), with Tukey HSD test showing that Mantel coefficients based on phylogenetic distances were significantly lower than both abundance (</text:span><text:span text:style-name="T11">P</text:span><text:span text:style-name="T64"> &lt; 0.01) and binary based indices (</text:span><text:span text:style-name="T11">P</text:span><text:span text:style-name="T64"> &lt; 0.05).</text:span></text:p>
      <text:p text:style-name="P17"/>
      <text:p text:style-name="P12">Influence of Context on D-D relationship</text:p>
      <text:p text:style-name="P19">As well as methodological considerations, we also tested for the in<text:span text:style-name="T65">fl</text:span>uence of several biological contextual aspects including study taxa, scale, and biome. <text:span text:style-name="T66">By far the most commonly studied taxa were Bacteria, followed by fungi and microbial Eukaryotes, yet no difference was found in the Mantel coefficients associated with each taxa (F </text:span><text:span text:style-name="T23">5, 281</text:span><text:span text:style-name="T38"> = 1.394, </text:span><text:span text:style-name="T32">P</text:span><text:span text:style-name="T38"> = 0.227). Examining only statistically significant Mantel coefficients revealed marginally significant differences between taxa (F </text:span><text:span text:style-name="T23">5, 172</text:span><text:span text:style-name="T38"> = 2.51, </text:span><text:span text:style-name="T32">P</text:span><text:span text:style-name="T38"> &lt; 0.05) with the </text:span><text:span text:style-name="T39">three coefficients incorporating bacteria and fungi being significantly lower than archaeal coefficients (Tukey HSD; </text:span><text:span text:style-name="T33">P</text:span><text:span text:style-name="T39"> &lt; 0.05). Removing these three coefficients resulted in no differences between taxa (F </text:span><text:span text:style-name="T24">4, 170</text:span><text:span text:style-name="T39"> = 1.445, </text:span><text:span text:style-name="T33">P</text:span><text:span text:style-name="T39"> = 0.221).</text:span></text:p>
      <text:p text:style-name="P19"/>
      <text:p text:style-name="P20"><text:span text:style-name="T39">F</text:span><text:span text:style-name="T26">or those biomes with more than three data points, signficant differences were found (F</text:span><text:span text:style-name="T19">8, 262</text:span><text:span text:style-name="T26"> = 8.8, </text:span><text:span text:style-name="T28">P</text:span><text:span text:style-name="T26"> &lt; 0.001). Specifically, sponge associated communities displayed higher Mantel coefficients than all other biomes (Tukey HSD; </text:span><text:span text:style-name="T28">P </text:span><text:span text:style-name="T40">&lt; 0.05 in all cases), and grassland communities had lower coefficients than most other biomes (forest, lake, ocean, river, sediment, sponge; </text:span><text:span text:style-name="T34">P</text:span><text:span text:style-name="T40"> &lt; 0.05 in all cases). </text:span><text:span text:style-name="T41">Furthermore, the different types of environmental materials sampled showed significant differences in Mantel coefficients (F</text:span><text:span text:style-name="T25">4, 280</text:span><text:span text:style-name="T41"> = 7.35, </text:span><text:span text:style-name="T35">P</text:span><text:span text:style-name="T41"> &lt; 0.001). </text:span><text:span text:style-name="T42">Suprisingly, </text:span><text:span text:style-name="T41">soils show</text:span><text:span text:style-name="T42">ed</text:span><text:span text:style-name="T41"> signficantly lower coefficients than host, sediment, or water associated coefficients (Tukey HSD; </text:span><text:span text:style-name="T35">P</text:span><text:span text:style-name="T41"> &lt; 0.01 in all cases).</text:span></text:p>
      <text:p text:style-name="P20"/>
      <text:p text:style-name="P21"><text:span text:style-name="T40">F</text:span><text:span text:style-name="T26">inally, concordant with our expectation, there was a signficant, positive relationship between the (log) study scale and the Mantel coefficient (slope = 0.016, </text:span><text:span text:style-name="T28">P</text:span><text:span text:style-name="T26"> &lt; 0.001, adj-R</text:span><text:span text:style-name="T60">2</text:span><text:span text:style-name="T26"> = 0.12), showing that studies with larger spatial extents </text:span><text:span text:style-name="T42">tend</text:span><text:span text:style-name="T26"> to find stronger correlations between community dissimilarity and geographic distance.</text:span><text:span text:style-name="T42"> This relationship held when we examined only significant Mantel coefficients (Table SX).</text:span></text:p>
      <text:p text:style-name="P21"/>
      <text:p text:style-name="P22"><text:span text:style-name="T42">D</text:span><text:span text:style-name="T26">iscussion</text:span></text:p>
      <text:p text:style-name="P24"/>
      <text:p text:style-name="P25"><text:span text:style-name="T26">Overall, </text:span><text:span text:style-name="T45">our meta-analysis of microbial distance-decay (d-d) relationships has highlighted that these relationships may be influenced by both methodological approach, and by biological context. In particular, our results indicate that the microbial d-d relationship is far from universal and that choice of methodology and study system should be key considerations for future research into this relationship.</text:span></text:p>
      <text:p text:style-name="P25"/>
      <text:p text:style-name="P25"><text:span text:style-name="T43">The rapid development and turnover of methods </text:span><text:span text:style-name="T44">in microbial ecology has meant that our ability to detect and characterise ecological patterns in microbial communities has improved through time, </text:span><text:span text:style-name="T45">with next-generation sequencing platforms able to quantify microbial communities in ever increasing detail (Roesch et al 2007, </text:span><text:span text:style-name="T46">Caporaso et al 2011)</text:span><text:span text:style-name="T46"><office:annotation><dc:creator>Unknown Author</dc:creator><dc:date>2017-07-30T16:30:51</dc:date><text:p text:style-name="P38"><text:span text:style-name="T68">Replace all refs with mendeley ones</text:span></text:p></office:annotation></text:span><text:span text:style-name="T46">. </text:span><text:span text:style-name="T47">T</text:span><text:span text:style-name="T46">he tremendous sequencing depth of </text:span><text:soft-page-break/><office:annotation office:name="__Fieldmark__703_1854655610"><dc:creator>Unknown Author</dc:creator><dc:date>2017-07-30T16:31:05</dc:date><text:p>Be consistent</text:p></office:annotation><text:span text:style-name="T46">NGS</text:span><office:annotation-end office:name="__Fieldmark__703_1854655610"/><text:span text:style-name="T46"> platforms allows them to illuminate the “rare biosphere”, </text:span><text:span text:style-name="T47">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sequencing depths offered by HTS platforms are not necessary to capture these ecological patterns. However, when we examined only statistically significant d-d relationships, relationships derived from HTS approaches were stronger than other approaches. Th</text:span><text:span text:style-name="T48">e ability of different methods to alter the strength of the d-d relationship is expected for two reasons. Firstly, fingerprinting </text:span><text:span text:style-name="T49">and HTS approaches generate capture microbial diversity at different taxonomic resolutions. Comparative approaches have shown that fingerprinting approaches such as ARISA are comparable to HTS data at the phylum level for instance </text:span><text:span text:style-name="T50">(Gobet et al 2014)</text:span><text:span text:style-name="T49">. </text:span><text:span text:style-name="T51">Fingerprinting methods are therefore limited in that they may not detect compositional differences between communities at increasingly fine taxonomic resolutions. This may weaken the d-d relationship in instances where the communities contain similar </text:span><text:span text:style-name="T52">families, but dissimilar species. Secondly, fingerprinting methods are unable to sample from the “rare biosphere”, unlike HTS approaches. This is significant as, microbial communities often follow an occupancy-abundance relationship in which the most common organisms are also the most widespread, and the rarer organisms are the most restricted. Therefore, it is the rarer organisms in the community that contribute disproportionately to community dissimilarity. Sampling only the most common, widespread organisms would flatten the d-d relationship by making communities appear artificially similar in composition. </text:span></text:p>
      <text:p text:style-name="P25"/>
      <text:p text:style-name="P26"><text:span text:style-name="T26">Another methodological choice that was found to influence the strength of the microbial d-d relationship is the choice of dissimilarity index. Dissimilarity indices can vary in the type of data they consider (</text:span><text:span text:style-name="T53">quantitative vs qualitative</text:span><text:span text:style-name="T26">), the type of distance they quantify (compositional vs. phylogenetic), and the weight they place on common or rare species. Within our study, </text:span><text:span text:style-name="T53">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4">Phylogenetic dissimilarity metrics may result in lower Mantel correlation coefficients for the same reason that fingerprinting methods do; because communities predominantly differ at fine </text:span><text:span text:style-name="T55">taxonomic resolutions. This means that communities may share large proportions of phylogenetic branch lengths, but will differ in exact species or OTU composition. The result of this is that communities appear more similar than when compared with compositional dissimilarity metrics, resulting in flatter d-d relationships (and therefore lower Mantel coefficients). </text:span><text:span text:style-name="T57">Surprisingly, we observed no difference between quantitative and qualitative dissimilarity indices. This suggests that changes in the abundance of microbial species or OTUs does not contribute to </text:span></text:p>
      <text:p text:style-name="P26"/>
      <text:p text:style-name="P26"><text:span text:style-name="T56">We also note that our data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7">several contemporary</text:span><text:span text:style-name="T56"> indices </text:span><text:span text:style-name="T57">which may better suit the questions microbial ecologists ask of their data. For instance, classic metrics do not take into consideration co-ocurrence information present within the data. To this end, a new family of metrics have been defined which account for species co-ocurrences as well as shared taxa (schmidt et al 2017). Additionally, </text:span><text:span text:style-name="T58">many indices rely on equal sample sizes, and are sensitive to differences in species richness. Chao et al (2004)</text:span><text:span text:style-name="T57"> </text:span><text:span text:style-name="T58">therefore extended classic indices such as Jaccard and Sorensen to take into account unseen species, 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However, modified versions of classic indices such as Jaccard, Sorensen, and Bray-Curtis have been developed which allow partitioning of these processes, which should allow </text:span><text:span text:style-name="T59">a more mechanistic understanding of the processes behind d-d relationsh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2T17:36:34.980644292</dc:date>
    <meta:editing-duration>PT11H14M4S</meta:editing-duration>
    <meta:editing-cycles>18</meta:editing-cycles>
    <meta:generator>LibreOffice/5.1.6.2$Linux_X86_64 LibreOffice_project/10m0$Build-2</meta:generator>
    <meta:document-statistic meta:table-count="1" meta:image-count="0" meta:object-count="0" meta:page-count="5" meta:paragraph-count="62" meta:word-count="2734" meta:character-count="19072" meta:non-whitespace-character-count="16400"/>
  </office:meta>
</office:document-meta>
</file>